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3.522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2.3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ackground-color="#99ccff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/>
    </style:style>
  </office:automatic-styles>
  <office:body>
    <office:spreadsheet>
      <table:table table:name="Cost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ce3"/>
        <table:table-column table:style-name="co5" table:default-cell-style-name="Default"/>
        <table:table-column table:style-name="co7" table:default-cell-style-name="ce3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Quantity Bought</text:p>
          </table:table-cell>
          <table:table-cell table:style-name="ce2" office:value-type="string">
            <text:p>Total Cost</text:p>
          </table:table-cell>
          <table:table-cell table:style-name="ce5"/>
          <table:table-cell table:style-name="ce2" office:value-type="string">
            <text:p>Cost per Unit</text:p>
          </table:table-cell>
          <table:table-cell table:style-name="ce5" table:number-columns-repeated="1018"/>
        </table:table-row>
        <table:table-row table:style-name="ro1">
          <table:table-cell office:value-type="string">
            <text:p>LC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currency" office:currency="GBP" office:value="9.54">
            <text:p>£9.54</text:p>
          </table:table-cell>
          <table:table-cell/>
          <table:table-cell table:style-name="ce4" table:formula="of:=IF(AND([.B2] &lt;&gt; &quot;&quot;; [.C2] &lt;&gt; &quot;&quot;; [.D2] &lt;&gt; &quot;&quot;); [.D2] / [.C2] * [.B2]; &quot;&quot;)" office:value-type="currency" office:currency="GBP" office:value="4.77">
            <text:p>£4.77</text:p>
          </table:table-cell>
          <table:table-cell table:number-columns-repeated="1018"/>
        </table:table-row>
        <table:table-row table:style-name="ro1">
          <table:table-cell office:value-type="string">
            <text:p>Motor (With 1:150 Gearbox)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GBP" office:value="9.2">
            <text:p>£9.20</text:p>
          </table:table-cell>
          <table:table-cell/>
          <table:table-cell table:style-name="ce4" table:formula="of:=IF(AND([.B3] &lt;&gt; &quot;&quot;; [.C3] &lt;&gt; &quot;&quot;; [.D3] &lt;&gt; &quot;&quot;); [.D3] / [.C3] * [.B3]; &quot;&quot;)" office:value-type="currency" office:currency="GBP" office:value="9.2">
            <text:p>£9.20</text:p>
          </table:table-cell>
          <table:table-cell table:number-columns-repeated="1018"/>
        </table:table-row>
        <table:table-row table:style-name="ro1"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currency" office:currency="GBP" office:value="58.09">
            <text:p>£58.09</text:p>
          </table:table-cell>
          <table:table-cell/>
          <table:table-cell table:style-name="ce4" table:formula="of:=IF(AND([.B4] &lt;&gt; &quot;&quot;; [.C4] &lt;&gt; &quot;&quot;; [.D4] &lt;&gt; &quot;&quot;); [.D4] / [.C4] * [.B4]; &quot;&quot;)" office:value-type="currency" office:currency="GBP" office:value="29.045">
            <text:p>£29.05</text:p>
          </table:table-cell>
          <table:table-cell table:number-columns-repeated="1018"/>
        </table:table-row>
        <table:table-row table:style-name="ro1">
          <table:table-cell office:value-type="string">
            <text:p>Paste Stencil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GBP" office:value="14.34">
            <text:p>£14.34</text:p>
          </table:table-cell>
          <table:table-cell/>
          <table:table-cell table:style-name="ce4" table:formula="of:=IF(AND([.B5] &lt;&gt; &quot;&quot;; [.C5] &lt;&gt; &quot;&quot;; [.D5] &lt;&gt; &quot;&quot;); [.D5] / [.C5] * [.B5]; &quot;&quot;)" office:value-type="currency" office:currency="GBP" office:value="14.34">
            <text:p>£14.34</text:p>
          </table:table-cell>
          <table:table-cell table:number-columns-repeated="1018"/>
        </table:table-row>
        <table:table-row table:style-name="ro1">
          <table:table-cell office:value-type="string">
            <text:p>Enclosure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GBP" office:value="15.9">
            <text:p>£15.90</text:p>
          </table:table-cell>
          <table:table-cell/>
          <table:table-cell table:style-name="ce4" table:formula="of:=IF(AND([.B6] &lt;&gt; &quot;&quot;; [.C6] &lt;&gt; &quot;&quot;; [.D6] &lt;&gt; &quot;&quot;); [.D6] / [.C6] * [.B6]; &quot;&quot;)" office:value-type="currency" office:currency="GBP" office:value="15.9">
            <text:p>£15.90</text:p>
          </table:table-cell>
          <table:table-cell table:number-columns-repeated="1018"/>
        </table:table-row>
        <table:table-row table:style-name="ro1">
          <table:table-cell office:value-type="string">
            <text:p>Buttons</text:p>
          </table:table-cell>
          <table:table-cell table:number-columns-repeated="2" office:value-type="float" office:value="2">
            <text:p>2</text:p>
          </table:table-cell>
          <table:table-cell office:value-type="currency" office:currency="GBP" office:value="4.78">
            <text:p>£4.78</text:p>
          </table:table-cell>
          <table:table-cell/>
          <table:table-cell table:style-name="ce4" table:formula="of:=IF(AND([.B7] &lt;&gt; &quot;&quot;; [.C7] &lt;&gt; &quot;&quot;; [.D7] &lt;&gt; &quot;&quot;); [.D7] / [.C7] * [.B7]; &quot;&quot;)" office:value-type="currency" office:currency="GBP" office:value="4.78">
            <text:p>£4.78</text:p>
          </table:table-cell>
          <table:table-cell table:number-columns-repeated="1018"/>
        </table:table-row>
        <table:table-row table:style-name="ro1">
          <table:table-cell office:value-type="string">
            <text:p>AA Battery Hold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currency" office:currency="GBP" office:value="1.32">
            <text:p>£1.32</text:p>
          </table:table-cell>
          <table:table-cell/>
          <table:table-cell table:style-name="ce4" table:formula="of:=IF(AND([.B8] &lt;&gt; &quot;&quot;; [.C8] &lt;&gt; &quot;&quot;; [.D8] &lt;&gt; &quot;&quot;); [.D8] / [.C8] * [.B8]; &quot;&quot;)" office:value-type="currency" office:currency="GBP" office:value="0.88">
            <text:p>£0.88</text:p>
          </table:table-cell>
          <table:table-cell table:number-columns-repeated="1018"/>
        </table:table-row>
        <table:table-row table:style-name="ro1">
          <table:table-cell office:value-type="string">
            <text:p>LCD Header (Board)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currency" office:currency="GBP" office:value="1.74">
            <text:p>£1.74</text:p>
          </table:table-cell>
          <table:table-cell/>
          <table:table-cell table:style-name="ce4" table:formula="of:=IF(AND([.B9] &lt;&gt; &quot;&quot;; [.C9] &lt;&gt; &quot;&quot;; [.D9] &lt;&gt; &quot;&quot;); [.D9] / [.C9] * [.B9]; &quot;&quot;)" office:value-type="currency" office:currency="GBP" office:value="0.174">
            <text:p>£0.17</text:p>
          </table:table-cell>
          <table:table-cell table:number-columns-repeated="1018"/>
        </table:table-row>
        <table:table-row table:style-name="ro1">
          <table:table-cell office:value-type="string">
            <text:p>LCD Header (LCD)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currency" office:currency="GBP" office:value="2.75">
            <text:p>£2.75</text:p>
          </table:table-cell>
          <table:table-cell/>
          <table:table-cell table:style-name="ce4" table:formula="of:=IF(AND([.B10] &lt;&gt; &quot;&quot;; [.C10] &lt;&gt; &quot;&quot;; [.D10] &lt;&gt; &quot;&quot;); [.D10] / [.C10] * [.B10]; &quot;&quot;)" office:value-type="currency" office:currency="GBP" office:value="0.275">
            <text:p>£0.28</text:p>
          </table:table-cell>
          <table:table-cell table:number-columns-repeated="1018"/>
        </table:table-row>
        <table:table-row table:style-name="ro1">
          <table:table-cell office:value-type="string">
            <text:p>Button Headers (Board)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currency" office:currency="GBP" office:value="2.22">
            <text:p>£2.22</text:p>
          </table:table-cell>
          <table:table-cell/>
          <table:table-cell table:style-name="ce4" table:formula="of:=IF(AND([.B11] &lt;&gt; &quot;&quot;; [.C11] &lt;&gt; &quot;&quot;; [.D11] &lt;&gt; &quot;&quot;); [.D11] / [.C11] * [.B11]; &quot;&quot;)" office:value-type="currency" office:currency="GBP" office:value="0.444">
            <text:p>£0.44</text:p>
          </table:table-cell>
          <table:table-cell table:number-columns-repeated="1018"/>
        </table:table-row>
        <table:table-row table:style-name="ro1">
          <table:table-cell office:value-type="string">
            <text:p>Button Headers (Cable)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currency" office:currency="GBP" office:value="0.98">
            <text:p>£0.98</text:p>
          </table:table-cell>
          <table:table-cell/>
          <table:table-cell table:style-name="ce4" table:formula="of:=IF(AND([.B12] &lt;&gt; &quot;&quot;; [.C12] &lt;&gt; &quot;&quot;; [.D12] &lt;&gt; &quot;&quot;); [.D12] / [.C12] * [.B12]; &quot;&quot;)" office:value-type="currency" office:currency="GBP" office:value="0.196">
            <text:p>£0.20</text:p>
          </table:table-cell>
          <table:table-cell table:number-columns-repeated="1018"/>
        </table:table-row>
        <table:table-row table:style-name="ro1">
          <table:table-cell office:value-type="string">
            <text:p>PIC ICSP Header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GBP" office:value="0">
            <text:p>£0.00</text:p>
          </table:table-cell>
          <table:table-cell/>
          <table:table-cell table:style-name="ce4" table:formula="of:=IF(AND([.B13] &lt;&gt; &quot;&quot;; [.C13] &lt;&gt; &quot;&quot;; [.D13] &lt;&gt; &quot;&quot;); [.D13] / [.C13] * [.B13]; &quot;&quot;)" office:value-type="currency" office:currency="GBP" office:value="0">
            <text:p>£0.00</text:p>
          </table:table-cell>
          <table:table-cell/>
          <table:table-cell office:value-type="string">
            <text:p>Off-cut from PCB Header</text:p>
          </table:table-cell>
          <table:table-cell table:number-columns-repeated="1016"/>
        </table:table-row>
        <table:table-row table:style-name="ro1">
          <table:table-cell office:value-type="string">
            <text:p>Power Header (Board)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currency" office:currency="GBP" office:value="0.98">
            <text:p>£0.98</text:p>
          </table:table-cell>
          <table:table-cell/>
          <table:table-cell table:style-name="ce4" table:formula="of:=IF(AND([.B14] &lt;&gt; &quot;&quot;; [.C14] &lt;&gt; &quot;&quot;; [.D14] &lt;&gt; &quot;&quot;); [.D14] / [.C14] * [.B14]; &quot;&quot;)" office:value-type="currency" office:currency="GBP" office:value="0.098">
            <text:p>£0.10</text:p>
          </table:table-cell>
          <table:table-cell table:number-columns-repeated="1018"/>
        </table:table-row>
        <table:table-row table:style-name="ro1">
          <table:table-cell office:value-type="string">
            <text:p>Power Header (Cable)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currency" office:currency="GBP" office:value="0.54">
            <text:p>£0.54</text:p>
          </table:table-cell>
          <table:table-cell/>
          <table:table-cell table:style-name="ce4" table:formula="of:=IF(AND([.B15] &lt;&gt; &quot;&quot;; [.C15] &lt;&gt; &quot;&quot;; [.D15] &lt;&gt; &quot;&quot;); [.D15] / [.C15] * [.B15]; &quot;&quot;)" office:value-type="currency" office:currency="GBP" office:value="0.054">
            <text:p>£0.05</text:p>
          </table:table-cell>
          <table:table-cell table:number-columns-repeated="1018"/>
        </table:table-row>
        <table:table-row table:style-name="ro1">
          <table:table-cell office:value-type="string">
            <text:p>Motor Header (Board)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GBP" office:value="0">
            <text:p>£0.00</text:p>
          </table:table-cell>
          <table:table-cell/>
          <table:table-cell table:style-name="ce4" table:formula="of:=IF(AND([.B16] &lt;&gt; &quot;&quot;; [.C16] &lt;&gt; &quot;&quot;; [.D16] &lt;&gt; &quot;&quot;); [.D16] / [.C16] * [.B16]; &quot;&quot;)" office:value-type="currency" office:currency="GBP" office:value="0">
            <text:p>£0.00</text:p>
          </table:table-cell>
          <table:table-cell/>
          <table:table-cell office:value-type="string">
            <text:p>Same as Button Headers</text:p>
          </table:table-cell>
          <table:table-cell table:number-columns-repeated="1016"/>
        </table:table-row>
        <table:table-row table:style-name="ro1">
          <table:table-cell office:value-type="string">
            <text:p>Motor Header (Cable)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GBP" office:value="0">
            <text:p>£0.00</text:p>
          </table:table-cell>
          <table:table-cell/>
          <table:table-cell table:style-name="ce4" table:formula="of:=IF(AND([.B17] &lt;&gt; &quot;&quot;; [.C17] &lt;&gt; &quot;&quot;; [.D17] &lt;&gt; &quot;&quot;); [.D17] / [.C17] * [.B17]; &quot;&quot;)" office:value-type="currency" office:currency="GBP" office:value="0">
            <text:p>£0.00</text:p>
          </table:table-cell>
          <table:table-cell/>
          <table:table-cell office:value-type="string">
            <text:p>Same as Power Header</text:p>
          </table:table-cell>
          <table:table-cell table:number-columns-repeated="1016"/>
        </table:table-row>
        <table:table-row table:style-name="ro2">
          <table:table-cell office:value-type="string">
            <text:p>Daughterboard Head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currency" office:currency="GBP" office:value="1.03">
            <text:p>£1.03</text:p>
          </table:table-cell>
          <table:table-cell/>
          <table:table-cell table:style-name="ce4" table:formula="of:=IF(AND([.B18] &lt;&gt; &quot;&quot;; [.C18] &lt;&gt; &quot;&quot;; [.D18] &lt;&gt; &quot;&quot;); [.D18] / [.C18] * [.B18]; &quot;&quot;)" office:value-type="currency" office:currency="GBP" office:value="0.206">
            <text:p>£0.21</text:p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9] &lt;&gt; &quot;&quot;; [.C19] &lt;&gt; &quot;&quot;; [.D19] &lt;&gt; &quot;&quot;); [.D19] / [.C19] * [.B19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20] &lt;&gt; &quot;&quot;; [.C20] &lt;&gt; &quot;&quot;; [.D20] &lt;&gt; &quot;&quot;); [.D20] / [.C20] * [.B20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21] &lt;&gt; &quot;&quot;; [.C21] &lt;&gt; &quot;&quot;; [.D21] &lt;&gt; &quot;&quot;); [.D21] / [.C21] * [.B21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22] &lt;&gt; &quot;&quot;; [.C22] &lt;&gt; &quot;&quot;; [.D22] &lt;&gt; &quot;&quot;); [.D22] / [.C22] * [.B22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23] &lt;&gt; &quot;&quot;; [.C23] &lt;&gt; &quot;&quot;; [.D23] &lt;&gt; &quot;&quot;); [.D23] / [.C23] * [.B23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24] &lt;&gt; &quot;&quot;; [.C24] &lt;&gt; &quot;&quot;; [.D24] &lt;&gt; &quot;&quot;); [.D24] / [.C24] * [.B24]; &quot;&quot;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formula="of:=SUM([.D2:.D24])" office:value-type="currency" office:currency="GBP" office:value="123.41">
            <text:p>£123.41</text:p>
          </table:table-cell>
          <table:table-cell/>
          <table:table-cell table:style-name="ce4" table:formula="of:=SUM([.F2:.F24])" office:value-type="currency" office:currency="GBP" office:value="80.362">
            <text:p>£80.36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25/09/2016</text:date>, <text:time>12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7-01T12:25:29</meta:creation-date>
    <dc:date>2016-09-25T12:27:19</dc:date>
    <dc:creator>Pete Restall</dc:creator>
    <meta:editing-duration>PT51M</meta:editing-duration>
    <meta:editing-cycles>21</meta:editing-cycles>
    <meta:generator>OpenOffice.org/3.3$Unix OpenOffice.org_project/330m20$Build-9567</meta:generator>
    <meta:document-statistic meta:table-count="3" meta:cell-count="119" meta:object-count="0"/>
  </office:meta>
</office:document-meta>
</file>